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b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143cm" svg:x="4.048cm" svg:y="4.429cm">
          <text:p text:style-name="P1"><text:span text:style-name="T1">S</text:span><text:span text:style-name="T2">1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159cm" svg:height="1.143cm" svg:x="7.604cm" svg:y="4.429cm">
          <text:p text:style-name="P1"><text:span text:style-name="T1">S</text:span><text:span text:style-name="T2">4</text:span><text:span text:style-name="T1">, P</text:span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159cm" svg:height="1.143cm" svg:x="11.16cm" svg:y="4.429cm">
          <text:p text:style-name="P1"><text:span text:style-name="T1">S</text:span><text:span text:style-name="T2">2</text:span><text:span text:style-name="T1">, P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2.159cm" svg:height="1.143cm" svg:x="1.508cm" svg:y="2.651cm">
          <text:p text:style-name="P1"><text:span text:style-name="T1">S</text:span><text:span text:style-name="T2">3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6.207cm" svg:y1="5.001cm" svg:x2="7.604cm" svg:y2="5.001cm" draw:start-shape="id1" draw:start-glue-point="7" draw:end-shape="id2" draw:end-glue-point="5" svg:d="m6207 5001h1397">
          <text:p/>
        </draw:connector>
        <draw:connector draw:style-name="gr2" draw:text-style-name="P2" draw:layer="layout" draw:type="line" svg:x1="9.763cm" svg:y1="5.001cm" svg:x2="11.16cm" svg:y2="5.001cm" draw:start-shape="id2" draw:start-glue-point="7" draw:end-shape="id3" draw:end-glue-point="5" svg:d="m9763 5001h1397">
          <text:p/>
        </draw:connector>
        <draw:line draw:style-name="gr2" draw:text-style-name="P2" draw:layer="layout" svg:x1="13.446cm" svg:y1="4.937cm" svg:x2="14.97cm" svg:y2="4.937cm">
          <text:p/>
        </draw:line>
        <draw:connector draw:style-name="gr3" draw:text-style-name="P2" draw:layer="layout" draw:type="curve" svg:x1="2.588cm" svg:y1="3.794cm" svg:x2="4.048cm" svg:y2="5.001cm" draw:start-shape="id4" draw:start-glue-point="6" draw:end-shape="id1" draw:end-glue-point="5" svg:d="m2588 3794c0 805 486 1207 1460 1207">
          <text:p/>
        </draw:connector>
        <draw:custom-shape draw:style-name="gr1" draw:text-style-name="P1" xml:id="id6" draw:id="id6" draw:layer="layout" svg:width="2.159cm" svg:height="1.143cm" svg:x="7.604cm" svg:y="9.382cm">
          <text:p text:style-name="P1"><text:span text:style-name="T1">S</text:span><text:span text:style-name="T2">1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2.159cm" svg:height="1.143cm" svg:x="11.16cm" svg:y="9.382cm">
          <text:p text:style-name="P1"><text:span text:style-name="T1">S</text:span><text:span text:style-name="T2">4</text:span><text:span text:style-name="T1">, P</text:span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2.159cm" svg:height="1.143cm" svg:x="4.048cm" svg:y="9.382cm">
          <text:p text:style-name="P1"><text:span text:style-name="T1">S</text:span><text:span text:style-name="T2">3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2.159cm" svg:height="1.143cm" svg:x="14.716cm" svg:y="9.382cm">
          <text:p text:style-name="P1"><text:span text:style-name="T1">S</text:span><text:span text:style-name="T2">2</text:span><text:span text:style-name="T1">, P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6.207cm" svg:y1="9.954cm" svg:x2="7.604cm" svg:y2="9.954cm" draw:start-shape="id5" draw:start-glue-point="7" draw:end-shape="id6" draw:end-glue-point="5" svg:d="m6207 9954h1397">
          <text:p/>
        </draw:connector>
        <draw:connector draw:style-name="gr2" draw:text-style-name="P2" draw:layer="layout" draw:type="line" svg:x1="9.763cm" svg:y1="9.954cm" svg:x2="11.16cm" svg:y2="9.954cm" draw:start-shape="id6" draw:start-glue-point="7" draw:end-shape="id7" draw:end-glue-point="5" svg:d="m9763 9954h1397">
          <text:p/>
        </draw:connector>
        <draw:connector draw:style-name="gr2" draw:text-style-name="P2" draw:layer="layout" draw:type="line" svg:x1="13.319cm" svg:y1="9.954cm" svg:x2="14.716cm" svg:y2="9.954cm" draw:start-shape="id7" draw:start-glue-point="7" draw:end-shape="id8" draw:end-glue-point="5" svg:d="m13319 9954h1397">
          <text:p/>
        </draw:connector>
        <draw:connector draw:style-name="gr2" draw:text-style-name="P2" draw:layer="layout" draw:type="line" svg:x1="16.875cm" svg:y1="9.954cm" svg:x2="18.4cm" svg:y2="9.933cm" draw:start-shape="id8" draw:start-glue-point="7" svg:d="m16875 9954 1525-21">
          <text:p/>
        </draw:connector>
        <draw:custom-shape draw:style-name="gr1" draw:text-style-name="P1" xml:id="id9" draw:id="id9" draw:layer="layout" svg:width="2.159cm" svg:height="1.143cm" svg:x="1.508cm" svg:y="7.223cm">
          <text:p text:style-name="P1"><text:span text:style-name="T1">S</text:span><text:span text:style-name="T2">1</text:span><text:span text:style-name="T1">, P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3.667cm" svg:y1="7.795cm" svg:x2="8.684cm" svg:y2="9.382cm" draw:start-shape="id9" draw:start-glue-point="7" draw:end-shape="id6" draw:end-glue-point="4" svg:d="m3667 7795c3345 0 5017 529 5017 1587">
          <text:p/>
        </draw:connector>
        <draw:custom-shape draw:style-name="gr1" draw:text-style-name="P1" xml:id="id10" draw:id="id10" draw:layer="layout" svg:width="2.159cm" svg:height="1.143cm" svg:x="2.651cm" svg:y="12.557cm">
          <text:p text:style-name="P1"><text:span text:style-name="T1">S</text:span><text:span text:style-name="T2">3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5cm" svg:height="1.143cm" svg:x="6.334cm" svg:y="12.557cm">
          <text:p text:style-name="P1"><text:span text:style-name="T1">S</text:span><text:span text:style-name="T2">1</text:span><text:span text:style-name="T1">, P</text:span><text:span text:style-name="T2">1</text:span><text:span text:style-name="T3"> ∪ P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2.159cm" svg:height="1.143cm" svg:x="11.033cm" svg:y="12.557cm">
          <text:p text:style-name="P1"><text:span text:style-name="T1">S</text:span><text:span text:style-name="T2">3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2.159cm" svg:height="1.143cm" svg:x="14.716cm" svg:y="12.557cm">
          <text:p text:style-name="P1"><text:span text:style-name="T1">S</text:span><text:span text:style-name="T2">3</text:span><text:span text:style-name="T1">, P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4.81cm" svg:y1="13.129cm" svg:x2="6.334cm" svg:y2="13.129cm" draw:start-shape="id10" draw:start-glue-point="7" draw:end-shape="id11" draw:end-glue-point="5" svg:d="m4810 13129h1524">
          <text:p/>
        </draw:connector>
        <draw:connector draw:style-name="gr2" draw:text-style-name="P2" draw:layer="layout" draw:type="curve" svg:x1="9.509cm" svg:y1="13.129cm" svg:x2="11.033cm" svg:y2="13.129cm" draw:start-shape="id11" draw:start-glue-point="7" draw:end-shape="id12" draw:end-glue-point="5" svg:d="m9509 13129h1524">
          <text:p/>
        </draw:connector>
        <draw:connector draw:style-name="gr2" draw:text-style-name="P2" draw:layer="layout" draw:type="curve" svg:x1="13.192cm" svg:y1="13.129cm" svg:x2="14.716cm" svg:y2="13.129cm" draw:start-shape="id12" draw:start-glue-point="7" draw:end-shape="id13" draw:end-glue-point="5" svg:d="m13192 13129h1524">
          <text:p/>
        </draw:connector>
        <draw:connector draw:style-name="gr2" draw:text-style-name="P2" draw:layer="layout" draw:type="curve" svg:x1="16.875cm" svg:y1="13.129cm" svg:x2="18.466cm" svg:y2="13.1cm" draw:start-shape="id13" draw:start-glue-point="7" svg:d="m16875 13129c1569 0 774-29 1591-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6T13:29:36</meta:creation-date>
    <dc:date>2015-06-16T15:00:56</dc:date>
    <meta:editing-duration>PT1H23M44S</meta:editing-duration>
    <meta:editing-cycles>2</meta:editing-cycles>
    <meta:generator>LibreOffice/3.6$MacOSX_x86 LibreOffice_project/e29a214-2bbed72-0621de6-a97528c-8f066d</meta:generator>
    <meta:document-statistic meta:object-count="26"/>
  </office:meta>
</office:document-meta>
</file>